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3000001CCBF33C9B3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ccff" draw:fill="gradient" draw:fill-gradient-name="Cyan_20_Gradient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-color="#ffffff" draw:textarea-horizontal-align="center" draw:textarea-vertical-align="middle"/>
    </style:style>
    <style:style style:name="gr3" style:family="graphic" style:parent-style-name="objectwithoutfill">
      <style:graphic-properties draw:fill="solid" draw:fill-color="#0066cc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990000" draw:fill-color="#990000"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gradient-name="Orange_20_Gradient_20_2" draw:textarea-horizontal-align="justify" draw:textarea-vertical-align="middle" draw:auto-grow-height="false"/>
    </style:style>
    <style:style style:name="gr8" style:family="graphic" style:parent-style-name="standard">
      <style:graphic-properties svg:stroke-width="0.018cm" svg:stroke-color="#ffff00" draw:marker-start-width="0.227cm" draw:marker-end-width="0.227cm" draw:fill="none" draw:fill-color="#990000" draw:textarea-horizontal-align="justify" draw:textarea-vertical-align="middle" draw:auto-grow-height="false" fo:padding-top="0.009cm" fo:padding-bottom="0.009cm" fo:padding-left="0.009cm" fo:padding-right="0.009cm"/>
    </style:style>
    <style:style style:name="gr9" style:family="graphic" style:parent-style-name="standard">
      <style:graphic-properties svg:stroke-color="#99ff66" draw:fill-color="#66ff66" draw:textarea-horizontal-align="justify" draw:textarea-vertical-align="middle" draw:auto-grow-height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1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3cm" svg:height="1.01cm" svg:x="0cm" svg:y="0cm">
          <text:p/>
          <draw:enhanced-geometry svg:viewBox="0 0 21600 21600" draw:type="rectangle" draw:enhanced-path="M 0 0 L 21600 0 21600 21600 0 21600 0 0 Z N"/>
        </draw:custom-shape>
        <draw:rect draw:style-name="gr2" draw:layer="layout" svg:width="3cm" svg:height="2.005cm" svg:x="0cm" svg:y="0.995cm">
          <text:p/>
        </draw:rect>
        <draw:polygon draw:style-name="gr3" draw:layer="layout" svg:width="2.604cm" svg:height="1.34cm" svg:x="0cm" svg:y="1.264cm" svg:viewBox="0 0 2605 1341" draw:points="42,1293 413,1334 678,1304 1040,1341 1313,1233 1694,1110 1935,1132 2200,1043 2533,1050 2605,566 2439,283 2318,186 0,0 0,1288">
          <text:p/>
        </draw:polygon>
        <draw:custom-shape draw:style-name="gr4" draw:text-style-name="P1" draw:layer="layout" svg:width="0.216cm" svg:height="0.498cm" draw:transform="rotate (-1.57079632679579) translate (2.292cm 1.725cm)">
          <text:p/>
          <draw:enhanced-geometry svg:viewBox="0 0 21600 21600" draw:glue-points="?f0 0 ?f1 10800 0 21600 10800 21600 21600 21600 ?f7 10800" draw:text-areas="?f1 10800 ?f2 18000 ?f3 7200 ?f4 21600" draw:type="isosceles-triangle" draw:modifiers="10206.59340659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691cm" svg:height="0.271cm" draw:transform="rotate (0.1745329251994) translate (1.727cm 1.544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5" draw:text-style-name="P1" draw:layer="layout" svg:width="0.818cm" svg:height="0.455cm" svg:x="0.454cm" svg:y="1.1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28cm" svg:height="0.909cm" svg:x="1.09cm" svg:y="0.8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546cm" svg:height="0.546cm" svg:x="1.817cm" svg:y="1.363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custom-shape draw:style-name="gr6" draw:text-style-name="P1" draw:layer="layout" svg:width="0.637cm" svg:height="0.546cm" svg:x="1.181cm" svg:y="1.36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091cm" svg:height="0.364cm" svg:x="0.09cm" svg:y="1.5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46cm" svg:height="0.133cm" svg:x="1.181cm" svg:y="0.9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" draw:text-style-name="P1" draw:layer="layout" svg:width="0.182cm" svg:height="0.387cm" draw:transform="rotate (0.7853981633973) translate (0.587cm 1.2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83cm" svg:height="0.388cm" draw:transform="skewX (-0.00523598775598203) rotate (-0.785398163398487) translate (0.87cm 1.1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092cm" svg:height="0.092cm" svg:x="0.743cm" svg:y="1.3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4" draw:text-style-name="P1" draw:layer="layout" svg:width="0.545cm" svg:height="0.273cm" svg:x="0.818cm" svg:y="2.0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draw:layer="layout" svg:width="0.545cm" svg:height="0.273cm" svg:x="0.818cm" svg:y="2.0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draw:layer="layout" svg:width="0.545cm" svg:height="0.273cm" svg:x="1.364cm" svg:y="1.999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1" draw:layer="layout" svg:width="0.727cm" svg:height="0.363cm" draw:transform="rotate (0.1745329251994) translate (1.818cm 1.9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draw:layer="layout" svg:width="0.461cm" svg:height="0.176cm" svg:x="0.292cm" svg:y="2.034cm">
          <text:p/>
          <draw:enhanced-geometry svg:viewBox="0 0 21600 21600" draw:glue-points="?f6 10800 10800 21600 ?f5 10800 10800 0" draw:text-areas="?f3 ?f3 ?f4 ?f4" draw:mirror-vertical="true" draw:type="trapezoid" draw:modifiers="3459.740259740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draw:layer="layout" svg:width="0.762cm" svg:height="0.273cm" svg:x="0.233cm" svg:y="2.249cm">
          <text:p/>
          <draw:enhanced-geometry svg:viewBox="0 0 21600 21600" draw:glue-points="?f6 10800 10800 21600 ?f5 10800 10800 0" draw:text-areas="?f3 ?f3 ?f4 ?f4" draw:mirror-vertical="true" draw:type="trapezoid" draw:modifiers="4076.539973787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0.293cm" svg:height="0.105cm" draw:transform="rotate (0.161442955809445) translate (0.68cm 1.982cm)">
          <text:p/>
          <draw:enhanced-geometry svg:viewBox="0 0 21600 21600" draw:glue-points="?f6 10800 10800 21600 ?f5 10800 10800 0" draw:text-areas="?f3 ?f3 ?f4 ?f4" draw:mirror-vertical="false" draw:type="trapezoid" draw:modifiers="3459.740259740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0.293cm" svg:height="0.105cm" draw:transform="rotate (-0.224274808882416) translate (1.079cm 1.922cm)">
          <text:p/>
          <draw:enhanced-geometry svg:viewBox="0 0 21600 21600" draw:glue-points="?f6 10800 10800 21600 ?f5 10800 10800 0" draw:text-areas="?f3 ?f3 ?f4 ?f4" draw:mirror-vertical="false" draw:type="trapezoid" draw:modifiers="3459.740259740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draw:layer="layout" svg:width="0.369cm" svg:height="0.176cm" draw:transform="rotate (0.275238423039454) translate (-0.061cm 2.073cm)">
          <text:p/>
          <draw:enhanced-geometry svg:viewBox="0 0 21600 21600" draw:glue-points="?f6 10800 10800 21600 ?f5 10800 10800 0" draw:text-areas="?f3 ?f3 ?f4 ?f4" draw:mirror-vertical="false" draw:type="trapezoid" draw:modifiers="2393.513513513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draw:layer="layout" svg:width="0.227cm" svg:height="0.261cm" draw:transform="rotate (-0.299323966718158) translate (0.077cm 2.2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229cm" svg:height="0.167cm" draw:transform="rotate (0.776496984212131) translate (1.203cm 2.3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258cm" svg:height="0.133cm" draw:transform="rotate (-0.292517182635381) translate (0.061cm 1.281cm)">
          <text:p/>
          <draw:enhanced-geometry svg:viewBox="0 0 21600 21600" draw:glue-points="?f6 10800 10800 21600 ?f5 10800 10800 0" draw:text-areas="?f3 ?f3 ?f4 ?f4" draw:mirror-vertical="false" draw:type="trapezoid" draw:modifiers="2393.513513513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" draw:layer="layout" svg:width="0.804cm" svg:height="0.753cm" svg:x="2.154cm" svg:y="0.533cm">
          <draw:image xlink:href="Pictures/10000201000001D3000001CCBF33C9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Orange_20_Gradient_20_2" draw:display-name="Orange Gradient 2" draw:style="linear" draw:start-color="#ff6600" draw:end-color="#ffff00" draw:start-intensity="100%" draw:end-intensity="100%" draw:angle="0" draw:border="5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2-25T14:52:13.89</meta:creation-date>
    <dc:language>de-DE</dc:language>
    <meta:editing-cycles>6</meta:editing-cycles>
    <meta:editing-duration>PT22M10S</meta:editing-duration>
    <dc:title>WEB-Draw-klein</dc:title>
    <meta:initial-creator>Martin Korneffel</meta:initial-creator>
    <dc:date>2014-02-25T15:14:23.90</dc:date>
    <dc:creator>Martin Korneffel</dc:creator>
    <meta:document-statistic meta:object-count="29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Users/Martin/AppData/Roaming/OpenOffice/4/user/template/WEB-Draw-klein.otg" meta:date="2014-02-25T14:52:13.55"/>
  </office:meta>
</office:document-meta>
</file>